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8cm"/>
    </style:style>
    <style:style style:name="pr7" style:family="presentation" style:parent-style-name="Default-title">
      <style:graphic-properties draw:stroke="none" draw:fill="none" fo:min-height="1.738cm"/>
    </style:style>
    <style:style style:name="P1" style:family="paragraph">
      <style:paragraph-properties fo:margin-left="0cm" fo:margin-right="0cm" fo:text-indent="0cm"/>
      <style:text-properties fo:font-size="44pt" style:font-size-asian="32pt" style:font-weight-asian="normal" style:font-size-complex="32pt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end"/>
      <style:text-properties fo:font-size="24pt" style:font-size-asian="24pt" style:font-size-complex="24pt"/>
    </style:style>
    <style:style style:name="T1" style:family="text">
      <style:text-properties fo:font-size="44pt" style:font-size-asian="32pt" style:font-weight-asian="normal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>
          <draw:text-box>
            <text:list text:style-name="L1">
              <text:list-header>
                <text:p><text:span text:style-name="T1">A Hands-on Introduction to</text:span></text:p>
                <text:p><text:span text:style-name="T1">Cross-disciplinary Analytics</text:span></text:p>
                <text:p><text:span text:style-name="T1">with Pyth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How long will it take? 210min w/ 30min break</text:p>
              </text:list-item>
              <text:list-item>
                <text:p>What topics will I cover?</text:p>
              </text:list-item>
              <text:list-item>
                <text:p>Which ones will be exercises?</text:p>
              </text:list-item>
              <text:list-item>
                <text:p>What pictures can I include?</text:p>
              </text:list-item>
              <text:list-item>
                <text:p>What stories can I include?</text:p>
              </text:list-item>
              <text:list-item>
                <text:p>What jokes can I include?</text:p>
              </text:list-item>
              <text:list-item>
                <text:p>Does not have to be complete, just show interesting and important p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Have people get up and introduce themselves to two other people that they haven't met before</text:p>
              </text:list-item>
              <text:list-item>
                <text:p>If there is someone they want to talk with, walk to that per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10/23/2012 <text:s/>9:00am - 12:30pm EDT (210 minutes)</text:p>
              </text:list-item>
              <text:list-item>
                <text:p>Room: Sutton Center / Sutton South (capacity: 33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9:00 – 10:30am</text:p>
              </text:list-item>
              <text:list-item>
                <text:p>Explore interactively with IPython (5 minutes)</text:p>
              </text:list-item>
              <text:list-item>
                <text:p>Work with matrices in NumPy (5 minutes)</text:p>
              </text:list-item>
              <text:list-item>
                <text:p>Apply optimized algorithms from SciPy (10 minutes)</text:p>
              </text:list-item>
              <text:list-item>
                <text:p>Visualize numerical data with Matplotlib (10 minutes)</text:p>
              </text:list-item>
              <text:list-item>
                <text:p>Dive into machine learning with scikit-learn (30 minutes)</text:p>
              </text:list-item>
              <text:list-item>
                <text:p>Model time series with pandas (30 minut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11am – 12:30am</text:p>
              </text:list-item>
              <text:list-item>
                <text:p>Review</text:p>
              </text:list-item>
              <text:list-item>
                <text:p>Compute statistics with statsmodels (15 minutes)</text:p>
              </text:list-item>
              <text:list-item>
                <text:p>Interpret spatial relationships with shapely and pysal (30 minutes)</text:p>
              </text:list-item>
              <text:list-item>
                <text:p>Analyze networks with NetworkX (10 minutes)</text:p>
              </text:list-item>
              <text:list-item>
                <text:p>Nimfa, pattern</text:p>
              </text:list-item>
              <text:list-item>
                <text:p>Resources for self stu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xplore interactively with IPython</text:p>
              </text:list-header>
            </text:list>
          </draw:text-box>
        </draw:frame>
        <draw:frame presentation:style-name="pr6" draw:text-style-name="P1" draw:layer="layout" svg:width="24.639cm" svg:height="12.178cm" svg:x="1.4cm" svg:y="4.914cm" presentation:class="subtitle" presentation:placeholder="true" presentation:user-transformed="true">
          <draw:text-box/>
        </draw:frame>
        <draw:frame presentation:style-name="pr7" draw:text-style-name="P3" draw:layer="layout" svg:width="9.26cm" svg:height="1.738cm" svg:x="16.779cm" svg:y="17.092cm">
          <draw:text-box>
            <text:list text:style-name="L1">
              <text:list-header>
                <text:p text:style-name="P2"><text:span text:style-name="T2">5 minu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Work with matrices in NumPy (5 minutes)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list what's important</text:p>
              </text:list-item>
              <text:list-item>
                <text:p>Fixed array of data type</text:p>
              </text:list-item>
              <text:list-item>
                <text:p>Creating, Indexing, Broadcasting</text:p>
              </text:list-item>
              <text:list-item>
                <text:p>Change, concatenate, save/load</text:p>
              </text:list-item>
              <text:list-item>
                <text:p>Nan and inf</text:p>
              </text:list-item>
              <text:list-item>
                <text:p>Masked arrays for missing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 exercises for review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eate</text:p>
              </text:list-item>
              <text:list-item>
                <text:p>Index</text:p>
              </text:list-item>
              <text:list-item>
                <text:p>Broadcast</text:p>
              </text:list-item>
              <text:list-item>
                <text:p>Chang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Apply optimized algorithms from SciPy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Visualize numerical data with Matplotlib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Dive into machine learning with scikit-learn (3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Model time series with pandas (3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<text:span text:style-name="T1">Compute statistics with statsmodels (15 minutes)</text:span>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erpret spatial relationships with shapely and pysal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Spatial reference</text:p>
              </text:list-item>
              <text:list-item>
                <text:p>Read and write</text:p>
              </text:list-item>
              <text:list-item>
                <text:p>Visualize</text:p>
              </text:list-item>
              <text:list-item>
                <text:p>Analyze</text:p>
              </text:list-item>
              <text:list-item>
                <text:p>Correlate</text:p>
              </text:list-item>
              <text:list-item>
                <text:p>Kdtree</text:p>
              </text:list-item>
              <text:list-item>
                <text:p>compare</text:p>
              </text:list-item>
            </text:list>
          </draw:text-box>
        </draw:frame>
        <draw:frame presentation:style-name="pr7" draw:text-style-name="P4" draw:layer="layout" svg:width="10.124cm" svg:height="1.738cm" svg:x="16.002cm" svg:y="17.092cm">
          <draw:text-box>
            <text:list text:style-name="L1">
              <text:list-header>
                <text:p text:style-name="P2"><text:span text:style-name="T2">30 minu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ry points by distance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presentation:style-name="pr7" draw:text-style-name="P4" draw:layer="layout" svg:width="10.124cm" svg:height="1.738cm" svg:x="16.002cm" svg:y="17.092cm">
          <draw:text-box>
            <text:list text:style-name="L1">
              <text:list-header>
                <text:p text:style-name="P2"><text:span text:style-name="T2">30 minu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Analyze networks with NetworkX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Nimfa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attern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esources for self study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Singpath</text:p>
              </text:list-item>
              <text:list-item>
                <text:p>Python for data analysis book</text:p>
              </text:list-item>
              <text:list-item>
                <text:p>lin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y </meta:initial-creator>
    <meta:creation-date>2012-09-10T11:14:51</meta:creation-date>
    <dc:date>2012-09-20T22:54:56</dc:date>
    <dc:creator>Roy </dc:creator>
    <meta:editing-duration>PT7H21M6S</meta:editing-duration>
    <meta:editing-cycles>9</meta:editing-cycles>
    <meta:generator>LibreOffice/3.5$Linux_x86 LibreOffice_project/350m1$Build-2</meta:generator>
    <meta:document-statistic meta:object-count="104"/>
  </office:meta>
</office:document-meta>
</file>